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SCO offers access to the classification through two types of <text:span text:style-name="Strong_20_Emphasis">Application Program Interface (API)</text:span>. An API is a software component facilitating the interaction with other software components.</text:p>
      <text:p text:style-name="Text_20_body">The ESCO APIs represent a set of services and functionalities published in the Web that allow other applications to access the ESCO classification.</text:p>
      <text:p text:style-name="Text_20_body">ESCO currently offers access to the classification through:</text:p>
      <text:list xml:id="list3472837231" text:style-name="L1">
        <text:list-item>
          <text:p text:style-name="P2">an <text:span text:style-name="Strong_20_Emphasis">ESCO web-service API</text:span> and,</text:p>
        </text:list-item>
        <text:list-item>
          <text:p text:style-name="P1">an<text:span text:style-name="Strong_20_Emphasis"> ESCO Local API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02:09:04.341760365</meta:creation-date>
    <dc:date>2022-12-26T05:18:03.054973802</dc:date>
    <meta:editing-duration>PT2H58M48S</meta:editing-duration>
    <meta:editing-cycles>1</meta:editing-cycles>
    <meta:document-statistic meta:table-count="0" meta:image-count="0" meta:object-count="0" meta:page-count="1" meta:paragraph-count="5" meta:word-count="69" meta:character-count="444" meta:non-whitespace-character-count="382"/>
    <meta:generator>LibreOffice/7.3.6.2$Linux_X86_64 LibreOffice_project/30$Build-2</meta:generator>
  </office:meta>
</office:document-meta>
</file>